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rsid="003316e7" officeooo:paragraph-rsid="003316e7" style:font-size-asian="10pt" style:font-size-complex="10pt"/>
    </style:style>
    <style:style style:name="P2" style:family="paragraph" style:parent-style-name="Text_20_body">
      <style:text-properties fo:font-size="10pt" officeooo:rsid="00360872" officeooo:paragraph-rsid="005b6288" style:font-size-asian="10pt" style:font-size-complex="10pt"/>
    </style:style>
    <style:style style:name="P3" style:family="paragraph" style:parent-style-name="Text_20_body">
      <style:text-properties fo:font-size="10pt" officeooo:paragraph-rsid="005b6288" style:font-size-asian="10pt" style:font-size-complex="10pt"/>
    </style:style>
    <style:style style:name="P4" style:family="paragraph" style:parent-style-name="Text_20_body">
      <style:text-properties fo:font-size="10pt" officeooo:rsid="0058c335" officeooo:paragraph-rsid="0058c335" style:font-size-asian="10pt" style:font-size-complex="10pt"/>
    </style:style>
    <style:style style:name="P5" style:family="paragraph" style:parent-style-name="Text_20_body">
      <style:text-properties fo:font-size="10pt" officeooo:rsid="003add2d" officeooo:paragraph-rsid="003add2d" style:font-size-asian="10pt" style:font-size-complex="10pt"/>
    </style:style>
    <style:style style:name="P6" style:family="paragraph" style:parent-style-name="Text_20_body">
      <style:text-properties fo:font-size="10pt" officeooo:rsid="003c2488" officeooo:paragraph-rsid="003c2488" style:font-size-asian="10pt" style:font-size-complex="10pt"/>
    </style:style>
    <style:style style:name="P7" style:family="paragraph" style:parent-style-name="Text_20_body">
      <style:text-properties fo:font-size="10pt" officeooo:rsid="003d3df1" officeooo:paragraph-rsid="003d3df1" style:font-size-asian="10pt" style:font-size-complex="10pt"/>
    </style:style>
    <style:style style:name="P8" style:family="paragraph" style:parent-style-name="Text_20_body">
      <style:text-properties fo:font-size="10pt" officeooo:rsid="003d5992" officeooo:paragraph-rsid="003d5992" style:font-size-asian="10pt" style:font-size-complex="10pt"/>
    </style:style>
    <style:style style:name="P9" style:family="paragraph" style:parent-style-name="Text_20_body">
      <style:text-properties fo:font-size="10pt" officeooo:paragraph-rsid="003d9d9b" style:font-size-asian="10pt" style:font-size-complex="10pt"/>
    </style:style>
    <style:style style:name="P10" style:family="paragraph" style:parent-style-name="Text_20_body">
      <style:text-properties fo:font-size="10pt" officeooo:paragraph-rsid="003fb64a" style:font-size-asian="10pt" style:font-size-complex="10pt"/>
    </style:style>
    <style:style style:name="P11" style:family="paragraph" style:parent-style-name="Text_20_body">
      <style:text-properties fo:font-size="10pt" officeooo:rsid="003fb64a" officeooo:paragraph-rsid="003fb64a" style:font-size-asian="10pt" style:font-size-complex="10pt"/>
    </style:style>
    <style:style style:name="P12" style:family="paragraph" style:parent-style-name="Text_20_body">
      <style:text-properties fo:font-size="10pt" officeooo:rsid="003feeca" officeooo:paragraph-rsid="003feeca" style:font-size-asian="10pt" style:font-size-complex="10pt"/>
    </style:style>
    <style:style style:name="P13" style:family="paragraph" style:parent-style-name="Text_20_body">
      <style:text-properties fo:font-size="10pt" officeooo:paragraph-rsid="00419871" style:font-size-asian="10pt" style:font-size-complex="10pt"/>
    </style:style>
    <style:style style:name="P14" style:family="paragraph" style:parent-style-name="Text_20_body">
      <style:text-properties fo:font-size="10pt" officeooo:paragraph-rsid="0043d6d6" style:font-size-asian="10pt" style:font-size-complex="10pt"/>
    </style:style>
    <style:style style:name="P15" style:family="paragraph" style:parent-style-name="Text_20_body">
      <style:text-properties fo:font-size="10pt" officeooo:rsid="00450dd3" officeooo:paragraph-rsid="00450dd3" style:font-size-asian="10pt" style:font-size-complex="10pt"/>
    </style:style>
    <style:style style:name="P16" style:family="paragraph" style:parent-style-name="Text_20_body">
      <style:text-properties fo:font-size="10pt" officeooo:paragraph-rsid="0045bc6c" style:font-size-asian="10pt" style:font-size-complex="10pt"/>
    </style:style>
    <style:style style:name="P17" style:family="paragraph" style:parent-style-name="Text_20_body">
      <style:text-properties fo:font-size="10pt" officeooo:rsid="00466f14" officeooo:paragraph-rsid="00466f14" style:font-size-asian="10pt" style:font-size-complex="10pt"/>
    </style:style>
    <style:style style:name="P18" style:family="paragraph" style:parent-style-name="Text_20_body">
      <style:text-properties fo:font-size="10pt" officeooo:rsid="00483fda" officeooo:paragraph-rsid="00483fda" style:font-size-asian="10pt" style:font-size-complex="10pt"/>
    </style:style>
    <style:style style:name="P19" style:family="paragraph" style:parent-style-name="Text_20_body">
      <style:text-properties fo:font-size="10pt" officeooo:rsid="004986fe" officeooo:paragraph-rsid="004986fe" style:font-size-asian="10pt" style:font-size-complex="10pt"/>
    </style:style>
    <style:style style:name="P20" style:family="paragraph" style:parent-style-name="Text_20_body">
      <style:text-properties fo:font-size="10pt" officeooo:rsid="00499766" officeooo:paragraph-rsid="00499766" style:font-size-asian="10pt" style:font-size-complex="10pt"/>
    </style:style>
    <style:style style:name="P21" style:family="paragraph" style:parent-style-name="Text_20_body">
      <style:text-properties fo:font-size="10pt" officeooo:rsid="004d1cb4" officeooo:paragraph-rsid="004d1cb4" style:font-size-asian="10pt" style:font-size-complex="10pt"/>
    </style:style>
    <style:style style:name="P22" style:family="paragraph" style:parent-style-name="Text_20_body">
      <style:text-properties fo:font-size="10pt" officeooo:rsid="004e3fe4" officeooo:paragraph-rsid="004e3fe4" style:font-size-asian="10pt" style:font-size-complex="10pt"/>
    </style:style>
    <style:style style:name="P23" style:family="paragraph" style:parent-style-name="Text_20_body">
      <style:text-properties fo:font-size="10pt" officeooo:paragraph-rsid="004f19a1" style:font-size-asian="10pt" style:font-size-complex="10pt"/>
    </style:style>
    <style:style style:name="P24" style:family="paragraph" style:parent-style-name="Text_20_body">
      <style:text-properties fo:font-size="10pt" officeooo:rsid="0050f318" officeooo:paragraph-rsid="0050f318" style:font-size-asian="10pt" style:font-size-complex="10pt"/>
    </style:style>
    <style:style style:name="P25" style:family="paragraph" style:parent-style-name="Text_20_body">
      <style:text-properties fo:font-size="10pt" officeooo:rsid="00530c6a" officeooo:paragraph-rsid="00530c6a" style:font-size-asian="10pt" style:font-size-complex="10pt"/>
    </style:style>
    <style:style style:name="P26" style:family="paragraph" style:parent-style-name="Text_20_body">
      <style:text-properties fo:font-size="10pt" officeooo:paragraph-rsid="0055071f" style:font-size-asian="10pt" style:font-size-complex="10pt"/>
    </style:style>
    <style:style style:name="P27" style:family="paragraph" style:parent-style-name="Text_20_body">
      <style:text-properties fo:font-size="10pt" officeooo:rsid="0055071f" officeooo:paragraph-rsid="0055071f" style:font-size-asian="10pt" style:font-size-complex="10pt"/>
    </style:style>
    <style:style style:name="P28" style:family="paragraph" style:parent-style-name="Text_20_body">
      <style:text-properties fo:font-size="10pt" officeooo:rsid="00867f51" officeooo:paragraph-rsid="00867f51" style:font-size-asian="10pt" style:font-size-complex="10pt"/>
    </style:style>
    <style:style style:name="P29" style:family="paragraph" style:parent-style-name="Text_20_body">
      <style:text-properties fo:font-size="10pt" officeooo:paragraph-rsid="0088428b" style:font-size-asian="10pt" style:font-size-complex="10pt"/>
    </style:style>
    <style:style style:name="P30" style:family="paragraph" style:parent-style-name="Text_20_body">
      <style:text-properties fo:font-size="10pt" officeooo:rsid="00938ef7" officeooo:paragraph-rsid="00938ef7" style:font-size-asian="10pt" style:font-size-complex="10pt"/>
    </style:style>
    <style:style style:name="P31" style:family="paragraph" style:parent-style-name="Text_20_body">
      <style:text-properties fo:font-size="10pt" fo:language="pt" fo:country="BR" officeooo:rsid="0010bfbd" officeooo:paragraph-rsid="0010bfbd" style:font-size-asian="10pt" style:font-size-complex="10pt"/>
    </style:style>
    <style:style style:name="P32" style:family="paragraph" style:parent-style-name="Text_20_body">
      <style:text-properties fo:font-size="10pt" fo:language="pt" fo:country="BR" officeooo:rsid="0077b243" officeooo:paragraph-rsid="0077b243" style:font-size-asian="10pt" style:font-size-complex="10pt"/>
    </style:style>
    <style:style style:name="P33" style:family="paragraph" style:parent-style-name="Text_20_body">
      <style:text-properties fo:font-size="10pt" fo:language="pt" fo:country="BR" officeooo:rsid="00788dcd" officeooo:paragraph-rsid="00788dcd" style:font-size-asian="10pt" style:font-size-complex="10pt"/>
    </style:style>
    <style:style style:name="P34" style:family="paragraph" style:parent-style-name="Text_20_body">
      <style:text-properties fo:font-size="10pt" fo:language="pt" fo:country="BR" officeooo:rsid="007a51e6" officeooo:paragraph-rsid="007a51e6" style:font-size-asian="10pt" style:font-size-complex="10pt"/>
    </style:style>
    <style:style style:name="P35" style:family="paragraph" style:parent-style-name="Text_20_body">
      <style:text-properties fo:font-size="10pt" fo:language="pt" fo:country="BR" officeooo:rsid="007a70e3" officeooo:paragraph-rsid="007a70e3" style:font-size-asian="10pt" style:font-size-complex="10pt"/>
    </style:style>
    <style:style style:name="P36" style:family="paragraph" style:parent-style-name="Text_20_body">
      <style:text-properties fo:font-size="10pt" fo:language="pt" fo:country="BR" officeooo:rsid="007c0c20" officeooo:paragraph-rsid="007c0c20" style:font-size-asian="10pt" style:font-size-complex="10pt"/>
    </style:style>
    <style:style style:name="P37" style:family="paragraph" style:parent-style-name="Text_20_body">
      <style:text-properties fo:font-size="10pt" fo:language="pt" fo:country="BR" officeooo:rsid="007d95ad" officeooo:paragraph-rsid="007d95ad" style:font-size-asian="10pt" style:font-size-complex="10pt"/>
    </style:style>
    <style:style style:name="P38" style:family="paragraph" style:parent-style-name="Text_20_body">
      <style:text-properties fo:font-size="10pt" fo:language="pt" fo:country="BR" officeooo:rsid="007f2c9c" officeooo:paragraph-rsid="007f2c9c" style:font-size-asian="10pt" style:font-size-complex="10pt"/>
    </style:style>
    <style:style style:name="P39" style:family="paragraph" style:parent-style-name="Text_20_body">
      <style:text-properties fo:font-size="10pt" fo:language="pt" fo:country="BR" officeooo:rsid="008623e3" officeooo:paragraph-rsid="008623e3" style:font-size-asian="10pt" style:font-size-complex="10pt"/>
    </style:style>
    <style:style style:name="P40" style:family="paragraph" style:parent-style-name="Text_20_body">
      <style:text-properties fo:font-size="10pt" fo:language="pt" fo:country="BR" officeooo:rsid="00867f51" officeooo:paragraph-rsid="00867f51" style:font-size-asian="10pt" style:font-size-complex="10pt"/>
    </style:style>
    <style:style style:name="P41" style:family="paragraph" style:parent-style-name="Text_20_body">
      <style:text-properties fo:font-size="10pt" fo:language="pt" fo:country="BR" officeooo:rsid="0088428b" officeooo:paragraph-rsid="0088428b" style:font-size-asian="10pt" style:font-size-complex="10pt"/>
    </style:style>
    <style:style style:name="P42" style:family="paragraph" style:parent-style-name="Text_20_body">
      <style:text-properties fo:font-size="10pt" fo:language="pt" fo:country="BR" officeooo:rsid="0092e5d6" officeooo:paragraph-rsid="0092e5d6" style:font-size-asian="10pt" style:font-size-complex="10pt"/>
    </style:style>
    <style:style style:name="P43" style:family="paragraph" style:parent-style-name="Text_20_body">
      <style:text-properties fo:font-size="10pt" fo:language="pt" fo:country="BR" officeooo:rsid="00938ef7" officeooo:paragraph-rsid="00938ef7" style:font-size-asian="10pt" style:font-size-complex="10pt"/>
    </style:style>
    <style:style style:name="P44" style:family="paragraph" style:parent-style-name="Text_20_body">
      <style:text-properties fo:font-size="10pt" fo:language="pt" fo:country="BR" officeooo:rsid="003160d3" officeooo:paragraph-rsid="0093e6ca" style:font-size-asian="10pt" style:font-size-complex="10pt"/>
    </style:style>
    <style:style style:name="P45" style:family="paragraph" style:parent-style-name="Text_20_body">
      <style:text-properties fo:font-size="10pt" fo:language="pt" fo:country="BR" officeooo:rsid="0099127e" officeooo:paragraph-rsid="0099127e" style:font-size-asian="10pt" style:font-size-complex="10pt"/>
    </style:style>
    <style:style style:name="P46" style:family="paragraph" style:parent-style-name="Text_20_body">
      <style:text-properties fo:color="#cccccc" loext:opacity="100%" fo:font-size="10pt" officeooo:paragraph-rsid="00119153" style:font-size-asian="10pt" style:font-size-complex="10pt"/>
    </style:style>
    <style:style style:name="P47" style:family="paragraph" style:parent-style-name="Text_20_body">
      <style:text-properties fo:color="#cccccc" loext:opacity="100%" fo:font-size="10pt" officeooo:rsid="0011baac" officeooo:paragraph-rsid="0011baac" style:font-size-asian="10pt" style:font-size-complex="10pt"/>
    </style:style>
    <style:style style:name="P48" style:family="paragraph" style:parent-style-name="Text_20_body">
      <style:text-properties fo:color="#cccccc" loext:opacity="100%" fo:font-size="10pt" officeooo:rsid="001408a3" officeooo:paragraph-rsid="001408a3" style:font-size-asian="10pt" style:font-size-complex="10pt"/>
    </style:style>
    <style:style style:name="P49" style:family="paragraph" style:parent-style-name="Text_20_body">
      <style:text-properties fo:color="#cccccc" loext:opacity="100%" fo:font-size="10pt" officeooo:rsid="00788dcd" officeooo:paragraph-rsid="00788dcd" style:font-size-asian="10pt" style:font-size-complex="10pt"/>
    </style:style>
    <style:style style:name="P50" style:family="paragraph" style:parent-style-name="Text_20_body">
      <style:text-properties fo:color="#cccccc" loext:opacity="100%" fo:font-size="10pt" officeooo:paragraph-rsid="00189d79" style:font-size-asian="10pt" style:font-size-complex="10pt"/>
    </style:style>
    <style:style style:name="P51" style:family="paragraph" style:parent-style-name="Text_20_body">
      <style:text-properties fo:color="#cccccc" loext:opacity="100%" fo:font-size="10pt" officeooo:rsid="00189d79" officeooo:paragraph-rsid="00189d79" style:font-size-asian="10pt" style:font-size-complex="10pt"/>
    </style:style>
    <style:style style:name="P52" style:family="paragraph" style:parent-style-name="Text_20_body">
      <style:text-properties fo:color="#cccccc" loext:opacity="100%" fo:font-size="10pt" officeooo:rsid="0018dacd" officeooo:paragraph-rsid="0018dacd" style:font-size-asian="10pt" style:font-size-complex="10pt"/>
    </style:style>
    <style:style style:name="P53" style:family="paragraph" style:parent-style-name="Text_20_body">
      <style:text-properties fo:color="#cccccc" loext:opacity="100%" fo:font-size="10pt" officeooo:rsid="00197bf1" officeooo:paragraph-rsid="00197bf1" style:font-size-asian="10pt" style:font-size-complex="10pt"/>
    </style:style>
    <style:style style:name="P54" style:family="paragraph" style:parent-style-name="Text_20_body">
      <style:text-properties fo:color="#cccccc" loext:opacity="100%" fo:font-size="10pt" officeooo:rsid="001adc39" officeooo:paragraph-rsid="001adc39" style:font-size-asian="10pt" style:font-size-complex="10pt"/>
    </style:style>
    <style:style style:name="P55" style:family="paragraph" style:parent-style-name="Text_20_body">
      <style:text-properties fo:color="#cccccc" loext:opacity="100%" fo:font-size="10pt" officeooo:rsid="00251183" officeooo:paragraph-rsid="00251183" style:font-size-asian="10pt" style:font-size-complex="10pt"/>
    </style:style>
    <style:style style:name="P56" style:family="paragraph" style:parent-style-name="Text_20_body">
      <style:text-properties fo:color="#cccccc" loext:opacity="100%" fo:font-size="10pt" officeooo:rsid="0025e352" officeooo:paragraph-rsid="0025e352" style:font-size-asian="10pt" style:font-size-complex="10pt"/>
    </style:style>
    <style:style style:name="P57" style:family="paragraph" style:parent-style-name="Text_20_body">
      <style:text-properties fo:color="#cccccc" loext:opacity="100%" fo:font-size="10pt" officeooo:rsid="00278891" officeooo:paragraph-rsid="0088428b" style:font-size-asian="10pt" style:font-size-complex="10pt"/>
    </style:style>
    <style:style style:name="P58" style:family="paragraph" style:parent-style-name="Text_20_body">
      <style:text-properties fo:color="#cccccc" loext:opacity="100%" fo:font-size="10pt" officeooo:rsid="00264015" officeooo:paragraph-rsid="002c9475" style:font-size-asian="10pt" style:font-size-complex="10pt"/>
    </style:style>
    <style:style style:name="P59" style:family="paragraph" style:parent-style-name="Text_20_body">
      <style:text-properties fo:color="#cccccc" loext:opacity="100%" fo:font-size="10pt" officeooo:rsid="00264015" officeooo:paragraph-rsid="003087ed" style:font-size-asian="10pt" style:font-size-complex="10pt"/>
    </style:style>
    <style:style style:name="P60" style:family="paragraph" style:parent-style-name="Text_20_body">
      <style:text-properties officeooo:paragraph-rsid="008c0112"/>
    </style:style>
    <style:style style:name="P61" style:family="paragraph" style:parent-style-name="Text_20_body">
      <style:text-properties officeooo:paragraph-rsid="008ed98b"/>
    </style:style>
    <style:style style:name="P62" style:family="paragraph" style:parent-style-name="Text_20_body">
      <style:text-properties fo:color="#d3d3d3" loext:opacity="100%" fo:font-size="10pt" officeooo:paragraph-rsid="003087ed" style:font-size-asian="10pt" style:font-size-complex="10pt"/>
    </style:style>
    <style:style style:name="P63" style:family="paragraph" style:parent-style-name="Text_20_body">
      <style:text-properties fo:color="#d3d3d3" loext:opacity="100%" fo:font-size="10pt" officeooo:rsid="006f2424" officeooo:paragraph-rsid="006f2424" style:font-size-asian="10pt" style:font-size-complex="10pt"/>
    </style:style>
    <style:style style:name="P64" style:family="paragraph" style:parent-style-name="Text_20_body">
      <style:text-properties fo:color="#d3d3d3" loext:opacity="100%" fo:font-size="10pt" officeooo:rsid="003160d3" officeooo:paragraph-rsid="003160d3" style:font-size-asian="10pt" style:font-size-complex="10pt"/>
    </style:style>
    <style:style style:name="P65" style:family="paragraph" style:parent-style-name="Text_20_body">
      <style:text-properties officeooo:paragraph-rsid="00278891"/>
    </style:style>
    <style:style style:name="P66" style:family="paragraph" style:parent-style-name="Text_20_body">
      <style:paragraph-properties fo:break-before="page"/>
      <style:text-properties fo:font-size="10pt" officeooo:paragraph-rsid="003316e7" style:font-size-asian="10pt" style:font-size-complex="10pt"/>
    </style:style>
    <style:style style:name="P67" style:family="paragraph" style:parent-style-name="Text_20_body">
      <style:paragraph-properties fo:break-before="page"/>
      <style:text-properties fo:font-size="10pt" officeooo:rsid="003d3df1" officeooo:paragraph-rsid="003d3df1" style:font-size-asian="10pt" style:font-size-complex="10pt"/>
    </style:style>
    <style:style style:name="P68" style:family="paragraph" style:parent-style-name="Text_20_body">
      <style:paragraph-properties fo:break-before="page"/>
      <style:text-properties fo:font-size="10pt" officeooo:paragraph-rsid="0044b841" style:font-size-asian="10pt" style:font-size-complex="10pt"/>
    </style:style>
    <style:style style:name="P69" style:family="paragraph" style:parent-style-name="Text_20_body">
      <style:paragraph-properties fo:break-before="page"/>
      <style:text-properties fo:font-size="10pt" officeooo:rsid="00499766" officeooo:paragraph-rsid="00499766" style:font-size-asian="10pt" style:font-size-complex="10pt"/>
    </style:style>
    <style:style style:name="P70" style:family="paragraph" style:parent-style-name="Text_20_body">
      <style:paragraph-properties fo:break-before="page"/>
      <style:text-properties fo:font-size="10pt" officeooo:rsid="004f19a1" officeooo:paragraph-rsid="004f19a1" style:font-size-asian="10pt" style:font-size-complex="10pt"/>
    </style:style>
    <style:style style:name="P71" style:family="paragraph" style:parent-style-name="Text_20_body">
      <style:paragraph-properties fo:break-before="page"/>
      <style:text-properties fo:font-size="10pt" officeooo:rsid="008d8751" officeooo:paragraph-rsid="008d8751" style:font-size-asian="10pt" style:font-size-complex="10pt"/>
    </style:style>
    <style:style style:name="P72" style:family="paragraph" style:parent-style-name="Text_20_body">
      <style:paragraph-properties fo:break-before="page"/>
      <style:text-properties fo:font-size="10pt" fo:language="pt" fo:country="BR" officeooo:rsid="007c0c20" officeooo:paragraph-rsid="007c0c20" style:font-size-asian="10pt" style:font-size-complex="10pt"/>
    </style:style>
    <style:style style:name="P73" style:family="paragraph" style:parent-style-name="Subtitle">
      <style:text-properties officeooo:rsid="0010bfbd" officeooo:paragraph-rsid="0010bfbd"/>
    </style:style>
    <style:style style:name="P74" style:family="paragraph" style:parent-style-name="Title">
      <style:text-properties style:font-name="Liberation Sans" fo:font-size="24pt" fo:font-weight="bold" officeooo:rsid="0077b243" officeooo:paragraph-rsid="0077b243" style:font-name-asian="Noto Sans CJK SC" style:font-size-asian="24pt" style:font-weight-asian="bold" style:font-name-complex="Lohit Devanagari" style:font-size-complex="24pt" style:font-weight-complex="bold"/>
    </style:style>
    <style:style style:name="P75" style:family="paragraph" style:parent-style-name="Text_20_body">
      <style:text-properties fo:color="#d3d3d3" loext:opacity="100%" fo:font-size="10pt" officeooo:paragraph-rsid="003160d3" style:font-size-asian="10pt" style:font-size-complex="10pt"/>
    </style:style>
    <style:style style:name="P76" style:family="paragraph" style:parent-style-name="Text_20_body">
      <style:text-properties fo:color="#d3d3d3" loext:opacity="100%" fo:font-size="10pt" officeooo:rsid="003316e7" officeooo:paragraph-rsid="003316e7" style:font-size-asian="10pt" style:font-size-complex="10pt"/>
    </style:style>
    <style:style style:name="P77" style:family="paragraph" style:parent-style-name="Text_20_body">
      <style:text-properties fo:color="#d3d3d3" loext:opacity="100%" fo:font-size="10pt" officeooo:rsid="009f0bc3" officeooo:paragraph-rsid="009f0bc3" style:font-size-asian="10pt" style:font-size-complex="10pt"/>
    </style:style>
    <style:style style:name="P78" style:family="paragraph" style:parent-style-name="Text_20_body">
      <style:text-properties fo:font-size="10pt" officeooo:rsid="009ed403" officeooo:paragraph-rsid="009ed403" style:font-size-asian="10pt" style:font-size-complex="10pt"/>
    </style:style>
    <style:style style:name="P79" style:family="paragraph" style:parent-style-name="Text_20_body">
      <style:text-properties fo:font-size="10pt" fo:language="pt" fo:country="BR" officeooo:rsid="009ed403" officeooo:paragraph-rsid="009ed403" style:font-size-asian="10pt" style:font-size-complex="10pt"/>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64015"/>
    </style:style>
    <style:style style:name="T12" style:family="text">
      <style:text-properties officeooo:rsid="003160d3"/>
    </style:style>
    <style:style style:name="T13" style:family="text">
      <style:text-properties officeooo:rsid="003309a1"/>
    </style:style>
    <style:style style:name="T14" style:family="text">
      <style:text-properties officeooo:rsid="003316e7"/>
    </style:style>
    <style:style style:name="T15" style:family="text">
      <style:text-properties officeooo:rsid="003447bd"/>
    </style:style>
    <style:style style:name="T16" style:family="text">
      <style:text-properties officeooo:rsid="00360872"/>
    </style:style>
    <style:style style:name="T17" style:family="text">
      <style:text-properties officeooo:rsid="0037dd11"/>
    </style:style>
    <style:style style:name="T18" style:family="text">
      <style:text-properties officeooo:rsid="003add2d"/>
    </style:style>
    <style:style style:name="T19" style:family="text">
      <style:text-properties officeooo:rsid="003c2488"/>
    </style:style>
    <style:style style:name="T20" style:family="text">
      <style:text-properties officeooo:rsid="003d5992"/>
    </style:style>
    <style:style style:name="T21" style:family="text">
      <style:text-properties officeooo:rsid="003d9d9b"/>
    </style:style>
    <style:style style:name="T22" style:family="text">
      <style:text-properties officeooo:rsid="003f4d21"/>
    </style:style>
    <style:style style:name="T23" style:family="text">
      <style:text-properties officeooo:rsid="003fb64a"/>
    </style:style>
    <style:style style:name="T24" style:family="text">
      <style:text-properties officeooo:rsid="004306a2"/>
    </style:style>
    <style:style style:name="T25" style:family="text">
      <style:text-properties officeooo:rsid="0044b841"/>
    </style:style>
    <style:style style:name="T26" style:family="text">
      <style:text-properties officeooo:rsid="0045ae02"/>
    </style:style>
    <style:style style:name="T27" style:family="text">
      <style:text-properties officeooo:rsid="004986fe"/>
    </style:style>
    <style:style style:name="T28" style:family="text">
      <style:text-properties officeooo:rsid="00499766"/>
    </style:style>
    <style:style style:name="T29" style:family="text">
      <style:text-properties officeooo:rsid="004b4a92"/>
    </style:style>
    <style:style style:name="T30" style:family="text">
      <style:text-properties officeooo:rsid="004f19a1"/>
    </style:style>
    <style:style style:name="T31" style:family="text">
      <style:text-properties officeooo:rsid="0050f318"/>
    </style:style>
    <style:style style:name="T32" style:family="text">
      <style:text-properties officeooo:rsid="0052dfaf"/>
    </style:style>
    <style:style style:name="T33" style:family="text">
      <style:text-properties officeooo:rsid="0055071f"/>
    </style:style>
    <style:style style:name="T34" style:family="text">
      <style:text-properties officeooo:rsid="00564ec2"/>
    </style:style>
    <style:style style:name="T35" style:family="text">
      <style:text-properties officeooo:rsid="005a0484"/>
    </style:style>
    <style:style style:name="T36" style:family="text">
      <style:text-properties officeooo:rsid="0038e009"/>
    </style:style>
    <style:style style:name="T37" style:family="text">
      <style:text-properties officeooo:rsid="005b6288"/>
    </style:style>
    <style:style style:name="T38" style:family="text">
      <style:text-properties officeooo:rsid="005d0ef8"/>
    </style:style>
    <style:style style:name="T39" style:family="text">
      <style:text-properties officeooo:rsid="005ec3bb"/>
    </style:style>
    <style:style style:name="T40" style:family="text">
      <style:text-properties officeooo:rsid="006043ea"/>
    </style:style>
    <style:style style:name="T41" style:family="text">
      <style:text-properties officeooo:rsid="00610aaa"/>
    </style:style>
    <style:style style:name="T42" style:family="text">
      <style:text-properties officeooo:rsid="006309bb"/>
    </style:style>
    <style:style style:name="T43" style:family="text">
      <style:text-properties officeooo:rsid="0063ad2b"/>
    </style:style>
    <style:style style:name="T44" style:family="text">
      <style:text-properties officeooo:rsid="0063c2ac"/>
    </style:style>
    <style:style style:name="T45" style:family="text">
      <style:text-properties officeooo:rsid="0065194c"/>
    </style:style>
    <style:style style:name="T46" style:family="text">
      <style:text-properties officeooo:rsid="0065a909"/>
    </style:style>
    <style:style style:name="T47" style:family="text">
      <style:text-properties officeooo:rsid="00682321"/>
    </style:style>
    <style:style style:name="T48" style:family="text">
      <style:text-properties officeooo:rsid="00696952"/>
    </style:style>
    <style:style style:name="T49" style:family="text">
      <style:text-properties officeooo:rsid="0069bc82"/>
    </style:style>
    <style:style style:name="T50" style:family="text">
      <style:text-properties officeooo:rsid="0043d6d6"/>
    </style:style>
    <style:style style:name="T51" style:family="text">
      <style:text-properties officeooo:rsid="006ad779"/>
    </style:style>
    <style:style style:name="T52" style:family="text">
      <style:text-properties officeooo:rsid="006cc3fb"/>
    </style:style>
    <style:style style:name="T53" style:family="text">
      <style:text-properties officeooo:rsid="0045bc6c"/>
    </style:style>
    <style:style style:name="T54" style:family="text">
      <style:text-properties officeooo:rsid="006eb5cd"/>
    </style:style>
    <style:style style:name="T55" style:family="text">
      <style:text-properties officeooo:rsid="007089e0"/>
    </style:style>
    <style:style style:name="T56" style:family="text">
      <style:text-properties officeooo:rsid="0071064f"/>
    </style:style>
    <style:style style:name="T57" style:family="text">
      <style:text-properties officeooo:rsid="0071e7e0"/>
    </style:style>
    <style:style style:name="T58" style:family="text">
      <style:text-properties officeooo:rsid="0071e917"/>
    </style:style>
    <style:style style:name="T59" style:family="text">
      <style:text-properties officeooo:rsid="0072ea0c"/>
    </style:style>
    <style:style style:name="T60" style:family="text">
      <style:text-properties officeooo:rsid="00732e28"/>
    </style:style>
    <style:style style:name="T61" style:family="text">
      <style:text-properties officeooo:rsid="0074422e"/>
    </style:style>
    <style:style style:name="T62" style:family="text">
      <style:text-properties officeooo:rsid="0074547c"/>
    </style:style>
    <style:style style:name="T63" style:family="text">
      <style:text-properties officeooo:rsid="007481fe"/>
    </style:style>
    <style:style style:name="T64" style:family="text">
      <style:text-properties officeooo:rsid="00419871"/>
    </style:style>
    <style:style style:name="T65" style:family="text">
      <style:text-properties officeooo:rsid="00767c6b"/>
    </style:style>
    <style:style style:name="T66" style:family="text">
      <style:text-properties officeooo:rsid="0077b243"/>
    </style:style>
    <style:style style:name="T67" style:family="text">
      <style:text-properties style:font-name="Liberation Sans" fo:font-size="18pt" officeooo:rsid="0077b243" style:font-name-asian="Noto Sans CJK SC" style:font-size-asian="18pt" style:font-name-complex="Lohit Devanagari" style:font-size-complex="18pt"/>
    </style:style>
    <style:style style:name="T68" style:family="text">
      <style:text-properties officeooo:rsid="00788dcd"/>
    </style:style>
    <style:style style:name="T69" style:family="text">
      <style:text-properties officeooo:rsid="00796e81"/>
    </style:style>
    <style:style style:name="T70" style:family="text">
      <style:text-properties officeooo:rsid="007a51e6"/>
    </style:style>
    <style:style style:name="T71" style:family="text">
      <style:text-properties officeooo:rsid="007a70e3"/>
    </style:style>
    <style:style style:name="T72" style:family="text">
      <style:text-properties officeooo:rsid="007cb5ca"/>
    </style:style>
    <style:style style:name="T73" style:family="text">
      <style:text-properties officeooo:rsid="007d95ad"/>
    </style:style>
    <style:style style:name="T74" style:family="text">
      <style:text-properties officeooo:rsid="007edfdf"/>
    </style:style>
    <style:style style:name="T75" style:family="text">
      <style:text-properties officeooo:rsid="00839a24"/>
    </style:style>
    <style:style style:name="T76" style:family="text">
      <style:text-properties officeooo:rsid="00867f51"/>
    </style:style>
    <style:style style:name="T77" style:family="text">
      <style:text-properties fo:language="pt" fo:country="BR"/>
    </style:style>
    <style:style style:name="T78" style:family="text">
      <style:text-properties fo:language="pt" fo:country="BR" officeooo:rsid="0088428b"/>
    </style:style>
    <style:style style:name="T79" style:family="text">
      <style:text-properties fo:language="pt" fo:country="BR" officeooo:rsid="007f2c9c"/>
    </style:style>
    <style:style style:name="T80" style:family="text">
      <style:text-properties fo:language="pt" fo:country="BR" officeooo:rsid="00842cd1"/>
    </style:style>
    <style:style style:name="T81" style:family="text">
      <style:text-properties fo:color="#cccccc" loext:opacity="100%" officeooo:rsid="001de165"/>
    </style:style>
    <style:style style:name="T82" style:family="text">
      <style:text-properties fo:color="#cccccc" loext:opacity="100%" officeooo:rsid="00215eb3"/>
    </style:style>
    <style:style style:name="T83" style:family="text">
      <style:text-properties fo:color="#cccccc" loext:opacity="100%" officeooo:rsid="00231b11"/>
    </style:style>
    <style:style style:name="T84" style:family="text">
      <style:text-properties fo:color="#cccccc" loext:opacity="100%" fo:font-size="10pt" officeooo:rsid="00264015" style:font-size-asian="10pt" style:font-size-complex="10pt"/>
    </style:style>
    <style:style style:name="T85" style:family="text">
      <style:text-properties fo:font-size="10pt" fo:language="pt" fo:country="BR" officeooo:rsid="0088eb27" style:font-size-asian="10pt" style:font-size-complex="10pt"/>
    </style:style>
    <style:style style:name="T86" style:family="text">
      <style:text-properties fo:font-size="10pt" fo:language="pt" fo:country="BR" officeooo:rsid="008c0112" style:font-size-asian="10pt" style:font-size-complex="10pt"/>
    </style:style>
    <style:style style:name="T87" style:family="text">
      <style:text-properties fo:font-size="10pt" fo:language="pt" fo:country="BR" officeooo:rsid="008d2f69" style:font-size-asian="10pt" style:font-size-complex="10pt"/>
    </style:style>
    <style:style style:name="T88" style:family="text">
      <style:text-properties fo:font-size="10pt" fo:language="pt" fo:country="BR" officeooo:rsid="008d8751" style:font-size-asian="10pt" style:font-size-complex="10pt"/>
    </style:style>
    <style:style style:name="T89" style:family="text">
      <style:text-properties fo:font-size="10pt" fo:language="pt" fo:country="BR" officeooo:rsid="008ed98b" style:font-size-asian="10pt" style:font-size-complex="10pt"/>
    </style:style>
    <style:style style:name="T90" style:family="text">
      <style:text-properties fo:font-size="10pt" fo:language="pt" fo:country="BR" officeooo:rsid="0090af1c" style:font-size-asian="10pt" style:font-size-complex="10pt"/>
    </style:style>
    <style:style style:name="T91" style:family="text">
      <style:text-properties fo:font-size="10pt" fo:language="pt" fo:country="BR" officeooo:rsid="00921b49" style:font-size-asian="10pt" style:font-size-complex="10pt"/>
    </style:style>
    <style:style style:name="T92" style:family="text">
      <style:text-properties fo:font-size="10pt" fo:language="pt" fo:country="BR" officeooo:rsid="0092e5d6" style:font-size-asian="10pt" style:font-size-complex="10pt"/>
    </style:style>
    <style:style style:name="T93" style:family="text">
      <style:text-properties officeooo:rsid="00938ef7"/>
    </style:style>
    <style:style style:name="T94" style:family="text">
      <style:text-properties officeooo:rsid="0093e6ca"/>
    </style:style>
    <style:style style:name="T95" style:family="text">
      <style:text-properties officeooo:rsid="009c2dc9"/>
    </style:style>
    <style:style style:name="T96" style:family="text">
      <style:text-properties officeooo:rsid="009d1388"/>
    </style:style>
    <style:style style:name="T97" style:family="text">
      <style:text-properties officeooo:rsid="009ed4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Como programa em linguagem Assembly</text:p>
      <text:p text:style-name="P73"><text:span text:style-name="T67">Lição</text:span> 2: <text:span text:style-name="T66">Modos de Endereçamento</text:span></text:p>
      <text:p text:style-name="P31">[<text:span text:style-name="T66">Slide Título</text:span>]</text:p>
      <text:p text:style-name="P32">Olá! Aqui é Matt Heffernan. Seja bem-vindo de volta ao meu canal. Este é o segundo episódio em minha série de episódios para aprender a programar na linguagem assembly 6502 para o Commander X16. Se você ainda não viu o primeiro vídeo e é novo em programação assembly para a família 6502 (ou qualquer tipo de processador), recomendo fortemente voltar para o primeiro episódio que explica todo o básico que você precisa saber. Este episódio será sobre modos de endereçamento, que eu falei brevemente antes, e vou expandir o que começamos lá. Então por favor, volte ao meu canal (e não esqueça de se inscrever!) e cheque aquele episódio se você ainda não está pronto para iniciar daqui.</text:p>
      <text:p text:style-name="P46">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text:span><text:span text:style-name="T38">we </text:span><text:span text:style-name="T1">started there. </text:span><text:span text:style-name="T2">So please, go back to my channel (and don’t forget to subscribe!) and check out that first episode if you aren’t ready to get started here.</text:span></text:p>
      <text:p text:style-name="P32">[Slide 2: Mapa da Memória]</text:p>
      <text:p text:style-name="P47">[Slide 2: Memory Map]</text:p>
      <text:p text:style-name="P32">Antes de entrarmos nos diferentes modos de endereçamento, vamos dar uma olhada no mapa de memória do Commander X16 e como ele é manipulado pelo 65C02. Como em qualquer sistema baseado no 6502, o X16 tem um espaço de endereço de 16 bits, isso significa que há 64 kilobytes de memória diretamente endereçáveis, com endereços do zero ao hexadecimal FFFF, ou em decimal 65535. Aqueles primeiros 256 bytes, do zero ao 00<text:span text:style-name="T68">F</text:span>F é a página zero, que discutiremos no último episódio, <text:span text:style-name="T68">porque</text:span> o byte mais significativo do <text:span text:style-name="T68">endereço para aquele intervalo é zero.</text:span></text:p>
      <text:p text:style-name="P47">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text:span><text:span text:style-name="T62">s</text:span><text:span text:style-name="T3"> from zero to hex FFFF, or decimal 65,535. Those first 256 bytes, from zero to hex 00FF is the zero page, which we discussed in the last episode, as the high byte of the address for that range is zero.</text:span></text:p>
      <text:p text:style-name="P33">A próxima página de memória, do hexadecimal 0100 ao hexadecimal 01FF é reservado para pilha, com o registrador de ponteiro de pilha referindo para o byte menos significativo do endererço do topo atual da pilha. Como o dado é empurrado para a pilha, o ponteiro da pilha desce, transbordando se for té zero, siginificando que o topo da pilha é o hexadecimal 0100, e nada mais é empurrado para lá. O 6502 não suporte aumento da pilha na página zero. </text:p>
      <text:p text:style-name="P48">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33">As próximas seis páginas, do hexadecimal 0200 até 07FF são RAM reservada para uso pelo interpretador BASIC e o Kernal. Alguns dados podem ser colocados lá pelo seu programa se você tiver um cuidado extra.</text:p>
      <text:p text:style-name="P48">The next six pages, from hex 0200 to 07FF are RAM reserved for use by the BASIC interpreter and Kernal. <text:span text:style-name="T4">Some data can be placed there by your program if you are extra careful.</text:span></text:p>
      <text:p text:style-name="P33">As próximas 151 páginas, do hexadecimal 0800 até o hexadecimal 9EFF é <text:span text:style-name="T69">a RAM para programas BASIC, onde carregamos nosso código no episódio anterior. Como vimos lá, havia uma única linha BASIC fazendo uma chamada SYS </text:span><text:soft-page-break/><text:span text:style-name="T69">parar iniciar nosso código de máquina. Se fôssemos programar em BASIC, o código tokenizado deveria iniciar no hexadecimal 0801 e poderia crescer até 38655 bytes. Soa familiar? É o </text:span><text:span text:style-name="T70">que </text:span><text:span text:style-name="T69">diz a tela inicial do X16.</text:span></text:p>
      <text:p text:style-name="P49"><text:span text:style-name="T4">The </text:span><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34">A próxima página, do hexadecimal 9F00 até 9FFF não é <text:s/>memória de forma alguma, mas é mapeado para dispositivos de entrada e saídad, como o chip de som e vídeo VERA e os controladores VIA. Veremos como usar estes endereços em um vídeo <text:s/>posterior. Esteja avisado que por enquanto não usaremos nenhum destes espaços para armazenar dados.</text:p>
      <text:p text:style-name="P50"><text:span text:style-name="T6">The next page, from hex 9F00 to 9FFF is not </text:span><text:span text:style-name="T39">memory</text:span><text:span text:style-name="T6"> at all, but rather it is mapped to the input/output devices, like the VERA video and sound chip and the VIA controllers. We’ll get into how to use these addresses in a later video. Just be aware for now that we can’t use any of that space for storing data.</text:span></text:p>
      <text:p text:style-name="P34">Então as próximas 32 páginas, do hexadecimal A000 <text:span text:style-name="T71">até o hexadecimal BFFF é a janela de RAM armazenada. É lá que você pode armazenar até 512 kilobytes de dados através de 64 bancos de RAM. Vamos falar disso em outro episódio, também.</text:span></text:p>
      <text:p text:style-name="P51">Then the next 32 pages, from hex A000 to hex BFFF is the banked RAM window. This is where you can store up to 512 kilobytes of data across 64 banks of RAM. We’ll get into this in another episode, as well.</text:p>
      <text:p text:style-name="P35">As últimas 64 páginas, do hexadecimal C000 até o hexadecimal FFFF é a área de armazenamento da ROM, onde coisas como o interpretador BASIC e o código de máquina do Kernal estão armazenados, juntamente com outros dados necessários para exexcutá-los. Como é uma memória somente de leitura, não podemos escrever nenhum dado ali, mas podemos executar os dados e o código que estão lá, e vamos precisar quando formos chamar funções do Kernal. Você adivinhou, isso será em outro episódio, também.</text:p>
      <text:p text:style-name="P50"><text:span text:style-name="T6">The last 64 pages, from hex C000 to hex FFFF is the banked ROM, where stuff like the BASIC interpreter and the Kernal machine code are stored, along with other data needed </text:span><text:span text:style-name="T7">for running them. As it is read-only memory, we can’t </text:span><text:span text:style-name="T40">write</text:span><text:span text:style-name="T7"> any data there, but we can read and execute the data and code that is there, and we will need to when we get to calling the Kernal functions. You guessed it, that’s going to be another episode, too.</text:span></text:p>
      <text:p text:style-name="P72">[Corta para o Slide 3 – Opcode/revisão de modo de endereçamento]</text:p>
      <text:p text:style-name="P52">[Cut to Slide 3 – Opcode/addressing mode review]</text:p>
      <text:p text:style-name="P36">No último episódio conversamos sobre como as instruções são formatadas. Na linguagem assembly, você tem mnemônicos ded três letras, seguidos pelo operando. A sintaxe do operando depende do modo de endereçamento que você está usando. Cada mnemônico de instrução é traduzido para um co<text:span text:style-name="T75">n</text:span>junto de opcodes, com o assembler selecionando o único que combina com o modo de endereçamento que você está usando depois dele. <text:span text:style-name="T72">Se a instrução não suporta o modo de endereçamento do operando, o assembler reportará um erro. Se você for ao repositório do GitHub para este tutorial </text:span><text:span text:style-name="T73">que eu linkei na desc</text:span><text:span text:style-name="T75">r</text:span><text:span text:style-name="T73">ição, vo</text:span><text:span text:style-name="T75">cê</text:span><text:span text:style-name="T73"> encontrará alguns links para referências que te mostram quais modos de operação estão disponíveis para quais instruções para o 65C02. Neste episódio, iremos </text:span><text:span text:style-name="T75">discorrer </text:span><text:span text:style-name="T73">sobre cada um destes modos de endereçamento, e algumas instruções com que elas são usadas.</text:span></text:p>
      <text:p text:style-name="P53">In the <text:span text:style-name="T62">l</text:span>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37">[Corte para Slide 4 – Imediato]</text:p>
      <text:p text:style-name="P53">[Cut to slide 4 – Immediate]</text:p>
      <text:p text:style-name="P37">O primeiro modo de endereçamento que <text:span text:style-name="T74">examinamos no primeiro episódio foi o modo imediato, que é denotado na linguagem assembly com o símbolo ded hash no começo do operando. Isto significa que um valor codificado será usado para o operando, em vez de um endereço para onde o dado estará. Como este modo somente pode ser usado para ler um valor, ele é usado somente por instruções que carregam dado para os registradores, como LDA, para fazer alguns tipos de aritmética, ou comparar um valor com o conteúdo de um registador.</text:span></text:p>
      <text:p text:style-name="P54">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29"><text:span text:style-name="T79">[Cort</text:span><text:span text:style-name="T80">e</text:span><text:span text:style-name="T79"> para Slide 5 – Implícito]</text:span></text:p>
      <text:p text:style-name="P29"><text:span text:style-name="T81">[ Cut to slide 5 – </text:span><text:span text:style-name="T82">Impli</text:span><text:span text:style-name="T83">ed</text:span><text:span text:style-name="T81">]</text:span></text:p>
      <text:p text:style-name="P38">O próximo modo que usamos em nosso primeiro programa foi o modo implícito, que pode ser usado para instruções que têm apenas um opcode que não precisa de operando, ou para instruções, como INC, que podem ser usadas sem um operando para operar no acumulador. de um endereço de memória. Em ambos os casos, as instruções implícitas ocupam apenas bytes únicos na memória apenas para seus opcodes.</text:p>
      <text:p text:style-name="P55">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single bytes in memory for just their opcodes.</text:p>
      <text:p text:style-name="P39">[Corte para Slide 6 – absoluto]</text:p>
      <text:p text:style-name="P55">[Cut to slide 6 – absolute]</text:p>
      <text:p text:style-name="P39">O último modo que vimos em nosso primeiro programa foi o modo absoluto, onde um endereço completo de 16 bits é usado como um operando. Em vez de o valor ser codificado como no modo Imediato, no modo Absoluto o endereço é codificado <text:soft-page-break/>permanentemente, enquanto os dados acessados podem ser alterados. O modo absoluto também é usado para mudar o fluxo de um programa, saltando para um novo endereço no código em vez de continuar para a próxima instrução ao carregar este endereço dentro do Contador de Programa. Na linguagem assembly, o modo absoluto é denotado por ter apenas um número de 16 bits como um operando. <text:span text:style-name="T76">A</text:span> menos que esse número seja menor que hex 100 ou decimal 256, caso em que você está especificando...</text:p>
      <text:p text:style-name="P56">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text:span text:style-name="T41">decimal </text:span>256, in which case you are specifying…</text:p>
      <text:p text:style-name="P40">[Corte para Slide 7 – ZP]</text:p>
      <text:p text:style-name="P56">[Cut to slide 7 – ZP]</text:p>
      <text:p text:style-name="P28"><text:span text:style-name="T77">Modo Zero Page (Página Zero). Funciona da mesma maneira que o modo absoluto, exceto que o endereço pode encaixar em um operando de 8 bits simples. A maioria das instruções que suportam modo absoluto também suportam modo de página zero, mas no último caso é mais eficiente. Primeiro, porque o operando é apenas um byte em vez de dois, ocupando menos memória como uma instrução. </text:span><text:span text:style-name="T78">Segundo, como requer menos ciclos para ler a instrução, ela executa mais rápido. Isto significa que desempenho pode ser ganha pegando valores chaves na página zero para rápido acesso quando tempo é crítico.</text:span></text:p>
      <text:p text:style-name="P56">Zero Page mode. This works the same as Absolute mode, except that the address can fit in a single 8-bit <text:span text:style-name="T11">operand. Most instructions that support Absolute mode also support Zero Page mode, but in the latter case it is more efficient. First, because the operand is only one byte instead of two, taking up less memory as an instruction. Second, as it requires fewer cycles to read the instruction, it runs faster. This means that performance can be gained by keeping key values in the Zero Page for quick access when timing is critical.</text:span></text:p>
      <text:p text:style-name="P41">[Corte para Slide 8 – Indexado]</text:p>
      <text:p text:style-name="P57">[Cut to slide 8 – Indexed]</text:p>
      <text:p text:style-name="P60"><text:span text:style-name="T85">Muitas vezes, o endereço real que seu programa precisa acessar é determinado em tempo de execução, você não pode simplesmente codificar o endereço ao escrevê-lo. É aqui que entram os registradores de índice, X e Y. Os valores nesses registradores podem ser adicionados a um endereço base em tempo de execução para calcular o endereço de destino. </text:span><text:span text:style-name="T86">Há quatro modos distintos <text:s/>de endereçamento que são indexados dessa maneira: Absoluto indexado com X, Absoluto indexado com Y, Página Zero indexado com X, Página Zero indexado com Y. </text:span><text:span text:style-name="T87">Os</text:span><text:span text:style-name="T86"> quatro são usados por múltiplas instruções, cada uma usando um único opcode. Na linguagem assembly, </text:span><text:span text:style-name="T87">este modo é denotado por acrescentar um “vírgula X” ou um “vírgula Y” a um endereço, que pode tanto ser um endereço absoluto de 16 bits ou um endereço de 8 bits da página zero que está abaixo do hexadecimal 100 ou do decimal 256. Em todos os casos, o endereço base de um ou dois bytes é o operando do código de máquina, e o opcode dirá ao processador quantos bytes tem no endereço base e qual registrador de índice será adicionado a ele. Estes modos são comumente usados em laços onde você tem que repetir em um array, ou onde você precisa ter acesso a u único elemento no array, e você carrega o índice que está acessando em um dos registradores de índice. Ter tanto X e Y disponíveis significa que você pode manter índices em dois arrays ao mesmo tempo, o que vem a calhar quando você está fazendo coisas como laços aninhados ou copiando blocos de dados.</text:span></text:p>
      <text:p text:style-name="P65"><text:span text:style-name="T84">Very often, the actual address that your program needs to access is determined at run time, you can’t just hard-code the address when you write it. This is where the index registers, X and Y, come in. The values in those registers can be added to a base address at run time to calculate the target address. There are four distinct addressing modes that are indexed in this fashion: Absolute Indexed with X, Absolute Indexed with Y, Zero Page indexed with X, and Zero Page indexed with Y. All four are used for multiple instructions, each using a unique opcode. In assembly language, this mode is denoted by appending a comma-X or a comma-Y to an address, which can either be an absolute 16-bit address or an 8-bit Zero Page address that is under hex 100 or decimal 256. In all cases, the one- or two-byte base address is the machine code operand, and the opcode will tell the processor how many bytes there are in the base address and which index register to add to it. </text:span><text:soft-page-break/><text:span text:style-name="T84">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71">[Corte para Slide 9 – Indireto]</text:p>
      <text:p text:style-name="P58">[Cut to slide 9 – Indirect]</text:p>
      <text:p text:style-name="P61"><text:span text:style-name="T88">Se programou em C, você já está familiarizado com o conceito de ponteiro para um ponteiro, que é usado na função main para apresentar os argumentos da linha de comando como um array de strings. Em assembly, podemos fazer algo similar ao ter um operando que é um endereço de outro endereço que é armazenado em algum lugar na memória. Isto é endereçamento indireto, que </text:span><text:span text:style-name="T89">são dois modos distintos para o 6502: Absoluto indireto e Página zero indireto. Para este modo, presume-se que seja armazenado um endereço de 16 bits em algum lugar na memória em dois bytes contíguos. O endereço do primeiro byte do endereço armazenado (e, </text:span><text:span text:style-name="T90">como estamos falando do 6502 little-endian, este é o byte menos significativo do endereço) é colocado dentro de parênteses para o operando da linguagem assembly. Se o endereço nos parênteses está abaixo do hexadecimal 100 ou decimal 256, </text:span><text:span text:style-name="T91">Isto é Página zero indireto, de outra forma é Absoluto indireto. O 65C02 introduziu o modo Página zero indireto </text:span><text:span text:style-name="T92">em</text:span><text:span text:style-name="T91"> muitas instruções, </text:span><text:span text:style-name="T92">pois esse</text:span><text:span text:style-name="T91"> modo não estava disponível para </text:span><text:span text:style-name="T92">nenhuma </text:span><text:span text:style-name="T91">instruçã</text:span><text:span text:style-name="T92">o no 6502 original. Absoluto indireto é somente disponível para uma instrução JMP, ou Jump (salto), que não suporta Página zero indireto mesmo no 65C02. Um salto indireto é útil quando você tem uma tabela de salto em um local fixo no local fixado onde o endereço de destino armazenado está sujeito a alteração. Vermos mais sobre isso em um episódio posterior. </text:span></text:p>
      <text:p text:style-name="P58">If you have programmed at all in C, you are already familiar with the concept of a pointer to a pointer, which is used in the main function to present the command line arguments as an array of strings. In assembly, we can do a similar thing by having an operand that is an address of another address that is stored somewhere in memory. This is Indirect addressing, which is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he 65C02 introduced Zero Page Indirect to several instructions, as that mode was not available for any instructions on the original 6502. Absolute Indirect is only available for one instruction: JMP, or Jump, which does not support Zero Page Indirect even on the 65C02. An indirect jump is useful when you have a jump table at a fixed location where the target addresses stored there are subject to change. We’ll get into that more in a later episode.</text:p>
      <text:p text:style-name="P42">[Corta para Slide 10 – Página Zero Indireto]</text:p>
      <text:p text:style-name="P59">[Cut to slide 10 – Zero Page Indexed Indirect]</text:p>
      <text:p text:style-name="P42">Frequentemente, quando você tem um array de endereços, é uma boa ideia colocá-lo na Página zero, onde você tem a habilidade para indexá-la rapidamente usando um modo de endereçamento especial chamada de Página Zero Indireto. Este modo requer você usar o registrador X para prover um deslocamento (geralmente em múltiplos de 2) em um desses arrays. Então esta instrução fará o processador adicionar o valor no X para o endereço da Página Zero no operando, e então acessa o dado do endereço armazen<text:span text:style-name="T93">a</text:span>do ali. É um pouco complicado de explicar, mas veremos um exemplo concreto disso mais tarde.</text:p>
      <text:p text:style-name="P62">Quite often, when you have a<text:span text:style-name="T12">n array of addresses</text:span>, it’s a good idea to put it on the Zero Page, where you can have <text:span text:style-name="T1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Page address in the operand, and then access the data from the address stored there. It’s a bit tricky to explain, but we will see a concrete example of this later.</text:span></text:p>
      <text:p text:style-name="P30">[Corta para o Slide 11 – Absoluto Indexado Indireto]</text:p>
      <text:p text:style-name="P63">[Cut to slide 11 – Absolute Indexed Indirect]</text:p>
      <text:p text:style-name="P43">O único caso onde você precisa ter um array de endereços for a da página zero é para uma tabela de saltos. A instrução JMP sozinha pode usar o modo Absoluto Indexado Indireto, e você não pode usar o modo Absoluto Indexado Indireto para um salto, mas de outra forma os dois modos trabalham e parecem o mesmo em código assembly, mas infelizmente não está disponível para processadores 6502 recentes.</text:p>
      <text:p text:style-name="P63"><text:soft-page-break/>The one case where you need to have an array of addresses outside the zero page is for a jump table. The JMP instruction alone can use the Absolute Indexed Indirect mode, and you can’t use the Zero Page Indexed Indirect mode for a jump, <text:span text:style-name="T55">but otherwise the two modes work and look the same in assembly code, but with the absolute indexed indirect mode using a two-byte operand in machine code. </text:span><text:span text:style-name="T63">This mode was introduced for the 65C02, and is very handy, but unfortunately it’s not available for earlier 6502 processors.</text:span></text:p>
      <text:p text:style-name="P44">[Corta para o Slide 1<text:span text:style-name="T94">2</text:span> – <text:span text:style-name="T94">Página Zero </text:span>Indireto Indexado <text:span text:style-name="T94">com Y</text:span>]</text:p>
      <text:p text:style-name="P64">[Cut to slide 1<text:span text:style-name="T55">2</text:span> – Zero Page Indirect Indexed with Y]</text:p>
      <text:p text:style-name="P45">Enquanto os dois últimos modos exigem que você use X, há outro que exige que você use Y, e na verdade, é mais usado com mais frequência. O modo de Página Zero Indireto Indexado com Y <text:span text:style-name="T95">(essa foi grand!) é o único meio disponível para armazenar o endereço de base de um array na memória em outro local, em seguida, indexar ou iterar por meio dele, da maneira como os modos de indexação direta funcionam com um endereço de base embutida em código. Para este modo, você precisa ter um endereço simples de 16 bits armazenado em dois <text:s/>bytes consecutivos da Página Zero. O processador adicionará o valor em Y ao endereço que ele encontrar lá, e o usa para acessar o dado requerido. Obviamente, seria mais rápido usar um modo indexado absoluto se o seu código fosse sempre indexado no mesmo array, mas se o seu código for genérico o suficiente para trabalhar com diferentes arrays na memória, esta é sua melhor opção para ter um array mais compacto e código reutilizável.</text:span><text:span text:style-name="T96"> </text:span><text:span text:style-name="T97">Isto também pode ser um pouco difícil para compreender, então veremos um exemplo mais concreto disto mais tarde.</text:span></text:p>
      <text:p text:style-name="P75"><text:span text:style-name="T12">While the last </text:span><text:span text:style-name="T54">two </text:span><text:span text:style-name="T12">mode</text:span><text:span text:style-name="T54">s</text:span><text:span text:style-name="T12"> required you to use X, there is another that requires you to use Y, and is </text:span><text:span text:style-name="T42">actually used</text:span><text:span text:style-name="T12"> more often. The Zero Page Indirect Indexed with Y mode (now that’s a mouthful!) is the only means available for storing the base address of an array in memory at another location, and then index into or iterate through it, in the manner in which the direct indexed modes work</text:span><text:span text:style-name="T43">s</text:span><text:span text:style-name="T12"> </text:span><text:span text:style-name="T1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14">This can also be a bit hard to understand, so we will see a concrete example of this later as well.</text:span></text:p>
      <text:p text:style-name="P78">[Corte para o Slide 13 – Relativo] </text:p>
      <text:p text:style-name="P76">[Cut to slide 1<text:span text:style-name="T55">3</text:span> – Relative]</text:p>
      <text:p text:style-name="P79">Finalmente há o modo de endereçamento Relativo, também conhecido como o modo que não queremos lidar neste episódio. Este modo é usado somente para ramificação, e será coberto neste momento. Em poucas palavras, ele usa um operando de byte simples com sinal que indica um deslocamento relativo para o Contador de Programa atual. Isto significa que, como está usando um deslocamento de 8 bits, ele está limitado a um intervalo de 12 negativo a 127 positivo, que significa que os ramos precisam estar em locais relativamente próximos. Veremos isto com mais profundidade no episódio de ramificação.</text:p>
      <text:p text:style-name="P77"><text:span text:style-name="T14">Finally there is the Relative addressing mode, also known as the mode we won’t be dealing with in this episode. This mode is only used for branching, and we will be covering that another time. In a nutshell, it uses a single-byte signed operand that provides an offset relative to the current Program Counter. This means that, as it is using an 8-bit offset, it is limited to a range of negative 128 to positive 127, which means that branches need to be to relatively nearby locations. We’ll go into this </text:span><text:span text:style-name="T44">in</text:span><text:span text:style-name="T14"> depth in the branching episode.</text:span></text:p>
      <text:p text:style-name="P66"><text:span text:style-name="T14">[Cut to slide 1</text:span><text:span text:style-name="T55">4</text:span><text:span text:style-name="T14"> – Example Program, </text:span><text:span text:style-name="T16">part 1</text:span><text:span text:style-name="T14">]</text:span></text:p>
      <text:p text:style-name="P1">For now, let’s create a program that uses all the rest of these varied addressing modes. <text:span text:style-name="T1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1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Here we are going to store a two-entry address table, with ZP_PTR_1 pointing to the first entry and ZP_PTR_2 pointing to the second, at hex 32. Then we are going to have a little data array starting at hex 34, which we are calling <text:span text:style-name="T17">ZP_DATA. The rest of the data will be sitting alongside our code in the main part of RAM.</text:span></text:p>
      <text:p text:style-name="P3"><text:span text:style-name="T36">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text:span><text:span text:style-name="T45">This time</text:span><text:span text:style-name="T36">, at the beginning we will only have a single instruction, JMP start. This means that when this program is run, it will immediately jump to the code with the start label, skipping the data block we are </text:span><text:span text:style-name="T46">defining immediately below</text:span><text:span text:style-name="T36">.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18">If you need to access something outside your code, like a Zero Page location or something in the ROM or in banked RAM, then you want to use constants to define those addresses, as those are also subject to change.</text:span></text:p>
      <text:p text:style-name="P4">You will also notice a semicolon after the instruction, followed by the word “absolute”. This is a comment, and is ignored by the ca65 assembler. I’m going to be placing comments after each instruction to name the addressing mode that is being used. <text:span text:style-name="T35">You can use comments however you like in your code, or even not at all, if you want to be… mysterious.</text:span></text:p>
      <text:p text:style-name="P5">So between the jump instruction and the “start” label, we are going to define some data with initial values. We do this in ca65 with Control Commands like .byte, which reserves space for a byte <text:span text:style-name="T47">of</text:span> data with an initial value that will be placed in our program file. This way, when our program is loaded, these initial data values will also be loaded. You can define multiple bytes in a row by having a comma-separated list of initial values, like we see here. <text:span text:style-name="T48">O</text:span>ur first .byte command has 8 hex values, so these eight bytes will be placed in our program file right after the <text:span text:style-name="T1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6">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7">Now that we have this data block defined, we are ready to start our code – at the “start” label.</text:p>
      <text:p text:style-name="P67">[Cut to <text:span text:style-name="T20">slide 15 – Example Program, part </text:span><text:span text:style-name="T37">2</text:span><text:span text:style-name="T20">]</text:span></text:p>
      <text:p text:style-name="P8">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2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9"><text:span text:style-name="T21">After that, we move on to the next byte. This time, we are going to use indexing to get the data we need. First, we use LDX with the immediate mode to load index register X with the value 1. Then we use LDA with </text:span><text:span text:style-name="T63">the</text:span><text:span text:style-name="T21"> Absolute Indexed with X mode to put the next byte from “data” into A, </text:span><text:span text:style-name="T22">followed by an STA with the Zero Page Indexed with X mode to copy it to the next byte in ZP_DATA, so that now the first two bytes of both arrays match, with the hex values 01 and 23.</text:span></text:p>
      <text:p text:style-name="P10">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23">TAY instruction. Unfortunately, there is </text:span><text:span text:style-name="T48">no </text:span><text:span text:style-name="T23">such instruction as TXY to transfer directly between the index registers. You are going to have to use either the Accumulator, as we did here, or RAM as a go-between. Finally, we use the INY instruction to increment the value in Y, so now it’s finally 2.</text:span></text:p>
      <text:p text:style-name="P11">Now, just as we did with last byte, we are going to use Indexed modes to copy the third byte <text:span text:style-name="T63">(which in hex 45)</text:span>,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12">[ Cut to slide 16 – Example program, part <text:span text:style-name="T37">3</text:span>]</text:p>
      <text:p text:style-name="P13"><text:span text:style-name="T64">Now we want to setup the address table on the zero page. </text:span><text:span text:style-name="T2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text:span><text:span text:style-name="T63">address</text:span><text:span text:style-name="T24">,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14"><text:span text:style-name="T50">Then, we set up ZP_PTR_2 in a similar way </text:span><text:span text:style-name="T49">to</text:span><text:span text:style-name="T50"> get an offset of 4 bytes into the “data” array. We do this with an arithmetic expression, just like when we had a plus-one for a zero page address above, but this time with an immediate value that is also part of a 16-bit address. </text:span><text:span text:style-name="T2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68"><text:span text:style-name="T25">[Cut to slide 17 – example program, part </text:span><text:span text:style-name="T37">4</text:span><text:span text:style-name="T25">]</text:span></text:p>
      <text:p text:style-name="P15">Now we are going to use this zero page address table to access the “data” array indirectly. <text:span text:style-name="T2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16"><text:span text:style-name="T53">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51">n</text:span><text:span text:style-name="T53"> </text:span><text:span text:style-name="T52">absolute indexed with Y, using the same index register for both arrays</text:span><text:span text:style-name="T53">.</text:span></text:p>
      <text:p text:style-name="P17">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17">[Cut to slide 18 – example program, part <text:span text:style-name="T37">5</text:span>]</text:p>
      <text:p text:style-name="P18">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18">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18">As you can see, we placed “lookup” after “lookup_ptr” in our program, so we <text:span text:style-name="T2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19">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28">going to return back to the BASIC interpreter and our program is done!</text:span></text:p>
      <text:p text:style-name="P20">So, let’s take a look at this code in our text editor.</text:p>
      <text:p text:style-name="P69">[Cut to Atom]</text:p>
      <text:p text:style-name="P20">We’re going to be using Atom again, as you can see here it can provide some nice syntax highlighting if you have the right add-on package set up, but you can use whatever text editor you prefer. If you’re an emacs person, you do you. <text:span text:style-name="T56">But if you want to try the Atom pa</text:span><text:span text:style-name="T57">cka</text:span><text:span text:style-name="T56">ge that gives you this highlighting, you can find the link at this tutorial’s repo linked in the description below.</text:span></text:p>
      <text:p text:style-name="P20">Again, at the top we see the same boilerplate as last time starting our code at hex 080D. <text:span text:style-name="T2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21">[Cut to terminal]</text:p>
      <text:p text:style-name="P22">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3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70">[Cut to emulator]</text:p>
      <text:p text:style-name="P23"><text:span text:style-name="T30">Let’s load our program into RAM with a LOAD “MEMORY.PRG”. Now, if we open the debugger by hitting F12, we can take a look at the state of RAM before we run. </text:span><text:span text:style-name="T31">Right away, we can see that the zero page is all zeroes through hex 80, which </text:span><text:span text:style-name="T65">begins</text:span><text:span text:style-name="T31">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24">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32">and now we see the two addresses we put there followed by the first three bytes of the “data” array: hex 01, 23 and 45.</text:span></text:p>
      <text:p text:style-name="P25">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25">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58">are displayed</text:span>, which is nice to have while you are debugging.</text:p>
      <text:p text:style-name="P25">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33">To step to the next instruction, we hit F11. Yep, we jumped right ahead to hex 81B, which is “start”. If we went back to the machine code listing, we could verify that.</text:span></text:p>
      <text:p text:style-name="P26"><text:span text:style-name="T33">Now we know this first part of the program is working, so we’re going to keep stepping until we get to the next jump. Ok, now that we’re there we can see that the </text:span><text:span text:style-name="T59">simple</text:span><text:span text:style-name="T33">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27">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27">And now we’re back to the BASIC prompt again, and our program is done, as is this lesson! I hope you learned a bit about how all these addressing modes worked. If <text:span text:style-name="T60">I</text:span> went through <text:span text:style-name="T60">it </text:span>a bit fast for you, please go ahead and check out the slides and the script of this video right in the GitHub repo linked below. The code and all the materials will be in the Lesson2 subdirectory.</text:p>
      <text:p text:style-name="P27">I also hope that you check out the next episode in this series, and the best way to make sure you don’t miss it is to, first, subscribe to my channel and then click on that bell to receive notifications for all my video premieres. <text:span text:style-name="T34">Thanks for making </text:span><text:span text:style-name="T61">it </text:span><text:span text:style-name="T34">this far, and I hope you come back soon. Bye-by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1-07-02T16:01:32.476198559</dc:date>
    <meta:editing-duration>PT21H16M31S</meta:editing-duration>
    <meta:editing-cycles>88</meta:editing-cycles>
    <meta:generator>LibreOffice/7.1.3.2$Linux_X86_64 LibreOffice_project/10$Build-2</meta:generator>
    <meta:document-statistic meta:table-count="0" meta:image-count="0" meta:object-count="0" meta:page-count="12" meta:paragraph-count="106" meta:word-count="8124" meta:character-count="44210" meta:non-whitespace-character-count="36151"/>
  </office:meta>
</office:document-meta>
</file>